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HttpObservationFilterTests.assertThatHttpObserv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ObservationFilterTests.filterShouldRecordObservationWhen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HttpObservationFilterTests.filterShouldUse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HttpObservationFilterTests.createFilterChain( ThrowingConsumer &lt; ServerWebExchange &gt; exchange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HttpObservationFilterTests.filterShouldFill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HttpObservationFilterTests.filterShouldAddNewObservationToReacto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